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000000" draw:marker-start-width="0.177cm" draw:marker-end-width="0.177cm" draw:stroke-linejoin="miter" draw:fill="solid" draw:fill-color="#ffffff" fo:padding-top="0.134cm" fo:padding-bottom="0.134cm" fo:padding-left="0.259cm" fo:padding-right="0.259cm"/>
    </style:style>
    <style:style style:name="gr2" style:family="graphic" style:parent-style-name="standard">
      <style:graphic-properties draw:stroke="solid" svg:stroke-width="0.02cm" svg:stroke-color="#000000" draw:marker-start-width="0.177cm" draw:marker-end-width="0.177cm" draw:stroke-linejoin="miter" draw:fill="solid" draw:fill-color="#008000" fo:padding-top="0.134cm" fo:padding-bottom="0.134cm" fo:padding-left="0.259cm" fo:padding-right="0.259cm"/>
    </style:style>
    <style:style style:name="gr3" style:family="graphic" style:parent-style-name="standard">
      <style:graphic-properties draw:stroke="solid" svg:stroke-width="0.02cm" svg:stroke-color="#000000" draw:marker-start-width="0.177cm" draw:marker-end-width="0.177cm" draw:stroke-linejoin="miter" draw:fill="solid" draw:fill-color="#ffcc99" fo:padding-top="0.134cm" fo:padding-bottom="0.134cm" fo:padding-left="0.259cm" fo:padding-right="0.259cm"/>
    </style:style>
    <style:style style:name="gr4" style:family="graphic" style:parent-style-name="standard">
      <style:graphic-properties draw:stroke="solid" svg:stroke-width="0.02cm" svg:stroke-color="#000000" draw:marker-start-width="0.177cm" draw:marker-end-width="0.177cm" draw:stroke-linejoin="miter" draw:fill="solid" draw:fill-color="#000000" fo:padding-top="0.134cm" fo:padding-bottom="0.134cm" fo:padding-left="0.259cm" fo:padding-right="0.259cm"/>
    </style:style>
    <style:style style:name="gr5" style:family="graphic" style:parent-style-name="standard">
      <style:graphic-properties draw:stroke="solid" svg:stroke-width="0.02cm" svg:stroke-color="#000000" draw:marker-start-width="0.177cm" draw:marker-end-width="0.177cm" draw:stroke-linejoin="miter" draw:fill="solid" draw:fill-color="#cccccc" fo:padding-top="0.134cm" fo:padding-bottom="0.134cm" fo:padding-left="0.259cm" fo:padding-right="0.259cm"/>
    </style:style>
    <style:style style:name="gr6" style:family="graphic" style:parent-style-name="standard">
      <style:graphic-properties draw:stroke="solid" svg:stroke-width="0.02cm" svg:stroke-color="#000000" draw:marker-start-width="0.177cm" draw:marker-end-width="0.177cm" draw:stroke-linejoin="miter" draw:fill="solid" draw:fill-color="#0000ff" fo:padding-top="0.134cm" fo:padding-bottom="0.134cm" fo:padding-left="0.259cm" fo:padding-right="0.259cm"/>
    </style:style>
    <style:style style:name="gr7" style:family="graphic" style:parent-style-name="standard">
      <style:graphic-properties draw:stroke="solid" svg:stroke-width="0.02cm" svg:stroke-color="#000000" draw:marker-start-width="0.177cm" draw:marker-end-width="0.177cm" draw:stroke-linejoin="miter" draw:fill="solid" draw:fill-color="#e9d2af" fo:padding-top="0.134cm" fo:padding-bottom="0.134cm" fo:padding-left="0.259cm" fo:padding-right="0.259cm"/>
    </style:style>
    <style:style style:name="gr8" style:family="graphic" style:parent-style-name="standard">
      <style:graphic-properties draw:stroke="solid" svg:stroke-width="0.02cm" svg:stroke-color="#000000" draw:marker-start-width="0.177cm" draw:marker-end-width="0.177cm" draw:stroke-linejoin="miter" draw:fill="none" fo:padding-top="0.134cm" fo:padding-bottom="0.134cm" fo:padding-left="0.259cm" fo:padding-right="0.259cm"/>
    </style:style>
    <style:style style:name="gr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layer="layout" svg:width="0.679cm" svg:height="0.345cm" svg:x="1.889cm" svg:y="3.827cm" svg:viewBox="0 0 680 346" svg:d="m367 0c-96 32-232 34-331 93-21 29-26 65-36 99-2 46 19 79 48 112 83 49 188 39 281 37 81 11 178 8 244-43 99-66 97-145 107-259-105-9-209-22-313-39z">
          <text:p/>
        </draw:path>
        <draw:path draw:style-name="gr2" draw:layer="layout" svg:width="0.567cm" svg:height="0.886cm" svg:x="2.234cm" svg:y="3.02cm" svg:viewBox="0 0 568 887" svg:d="m24 66c-5 28-31 99-22 146 7 35 18 71 26 105 19 90-15 176-22 265 19 78-4 201 49 256 93 70 235 67 286-22-8-36-2-57-17-93-46-97-24-207-9-309 2-133 258-269 253-403-77-28-496-1-544 55z">
          <text:p/>
        </draw:path>
        <draw:path draw:style-name="gr1" draw:layer="layout" svg:width="0.618cm" svg:height="0.092cm" svg:x="1.907cm" svg:y="4.027cm" svg:viewBox="0 0 619 93" svg:d="m0 33c105 41 221 73 311 54 104 3 198-3 308-87">
          <text:p/>
        </draw:path>
        <draw:path draw:style-name="gr1" draw:layer="layout" svg:width="0.663cm" svg:height="0.357cm" svg:x="1.717cm" svg:y="3.893cm" svg:viewBox="0 0 664 358" svg:d="m348 0c-93 41-229 56-322 124-17 30-19 67-26 101 2 46 26 77 58 107 88 42 190 22 284 11 81 3 177-8 238-66 93-75 84-153 83-267-106 1-210-2-315-10z">
          <text:p/>
        </draw:path>
        <draw:path draw:style-name="gr2" draw:layer="layout" svg:width="0.696cm" svg:height="0.942cm" svg:x="2.036cm" svg:y="2.995cm" svg:viewBox="0 0 697 943" svg:d="m135 66c-5 28-144 155-135 202 8 36 18 71 27 106 18 89-16 175-22 264 18 78-5 201 48 256 93 70 235 67 287-22-9-36-2-57-18-93-45-96-24-207-8-308 2-134 388-326 383-460-76-28-514-1-562 55z">
          <text:p/>
        </draw:path>
        <draw:path draw:style-name="gr1" draw:layer="layout" svg:width="0.612cm" svg:height="0.127cm" svg:x="1.739cm" svg:y="4.067cm" svg:viewBox="0 0 613 128" svg:d="m0 90c108 32 227 53 315 25 103-6 196-21 298-115">
          <text:p/>
        </draw:path>
        <draw:path draw:style-name="gr3" draw:layer="layout" svg:width="1.134cm" svg:height="1.46cm" svg:x="1.501cm" svg:y="0.325cm" svg:viewBox="0 0 1135 1461" svg:d="m517 8c-369-1-514 243-517 560 0 66 32 196 48 262-7 129-38 226 0 352 46 179 147 242 320 279 153-3 246-93 361-201 163-135 343-295 403-495 20-190-73-371-128-548-76-193-304-237-487-209z">
          <text:p/>
        </draw:path>
        <draw:path draw:style-name="gr3" draw:layer="layout" svg:width="0.237cm" svg:height="0.292cm" svg:x="1.34cm" svg:y="0.989cm" svg:viewBox="0 0 238 293" svg:d="m198 0c-32 80-120 102-172 135-42 88-42 157 66 158 79-18 120-68 146-140z">
          <text:p/>
        </draw:path>
        <draw:path draw:style-name="gr1" draw:layer="layout" svg:width="0.197cm" svg:height="0.226cm" svg:x="1.576cm" svg:y="0.749cm" svg:viewBox="0 0 198 227" svg:d="m20 72c-47 106-10 168 93 152 32 14 98-63 82-115 11-137-108-140-175-37z">
          <text:p/>
        </draw:path>
        <draw:path draw:style-name="gr4" draw:layer="layout" svg:width="0.109cm" svg:height="0.108cm" svg:x="1.579cm" svg:y="0.821cm" svg:viewBox="0 0 110 109" svg:d="m62 14c13-13-67-36-62 35 4 56 71 69 93 53 44-32-10-99-31-88z">
          <text:p/>
        </draw:path>
        <draw:path draw:style-name="gr5" draw:layer="layout" svg:width="0.578cm" svg:height="0.58cm" svg:x="2.662cm" svg:y="1.104cm" svg:viewBox="0 0 579 581" svg:d="m22 0c-55-8 10 202 14 242 6 61 100 164 131 221 26 49 173 29 211 20 65-16 131 29 155 61 74 101 41-35 25-85-12-38-87-99-119-131-53-54-58-108-101-167-41-56-99-65-165-75-41-6-102-68-151-86z">
          <text:p/>
        </draw:path>
        <draw:path draw:style-name="gr6" draw:layer="layout" svg:width="1.081cm" svg:height="1.513cm" svg:x="1.762cm" svg:y="1.826cm" svg:viewBox="0 0 1082 1514" svg:d="m1082 1394c-97-108 34-326-35-454-16-215-113-494-178-661-34-105-137-122-207-207-76-74-108-79-214-67-132 43-116 27-245 79-92 59-148 142-141 251 11 97 32 183 2 278 12 157-100 335-52 487 61 175 34 238 84 414 141-115 415-2 589-51 140-78 324 59 397-69z">
          <text:p/>
        </draw:path>
        <draw:path draw:style-name="gr3" draw:layer="layout" svg:width="0.499cm" svg:height="0.429cm" svg:x="1.918cm" svg:y="1.624cm" svg:viewBox="0 0 500 430" svg:d="m3 335c65 160 392 101 497-55-92-99-94-239-173-279-80-7-157 17-233 41-60 49-106 232-91 293z">
          <text:p/>
        </draw:path>
        <draw:path draw:style-name="gr5" draw:layer="layout" svg:width="1.073cm" svg:height="0.597cm" svg:x="1.452cm" svg:y="1.266cm" svg:viewBox="0 0 1074 598" svg:d="m1058 5c-171-32-203 91-276 147-79 19-147 63-224 88-33 0-61 2-88-11-67-35-115-98-169-149-81-38-139-56-231-56-49 35-103 38-45 165 124 3 177-25 256 7 57 48 59 126-16 158-58-10-112-1-144-67-95 9-79 84-49 149 23 154 125 177 275 155 94-12 218 3 305-32 79-50 131-96 187-170 48-102 122-158 180-243 12-59 87-99 39-141z">
          <text:p/>
        </draw:path>
        <draw:path draw:style-name="gr5" draw:layer="layout" svg:width="1.2cm" svg:height="1.064cm" svg:x="1.526cm" svg:y="0.209cm" svg:viewBox="0 0 1201 1065" svg:d="m0 344c-24-348 924-467 975-192 281 22 286 703 88 913-17-25-68-25-76-64-30-162-12-424-150-399-121-39-77 120-105 144-200-124 4-333-196-417-98 40-222 102-324 2-87 0-138 42-212 13z">
          <text:p/>
        </draw:path>
        <draw:path draw:style-name="gr7" draw:layer="layout" svg:width="0.143cm" svg:height="0.209cm" svg:x="2.323cm" svg:y="0.815cm" svg:viewBox="0 0 144 210" svg:d="m0 14c206-83 171 224 19 194">
          <text:p/>
        </draw:path>
        <draw:path draw:style-name="gr7" draw:layer="layout" svg:width="0.055cm" svg:height="0.107cm" svg:x="2.363cm" svg:y="0.862cm" svg:viewBox="0 0 56 108" svg:d="m0 16c30-53 109 41 0 92">
          <text:p/>
        </draw:path>
        <draw:path draw:style-name="gr8" draw:layer="layout" svg:width="0.105cm" svg:height="0.008cm" svg:x="1.557cm" svg:y="1.501cm" svg:viewBox="0 0 106 9" svg:d="m0 1c34 14 47 6 106-1">
          <text:p/>
        </draw:path>
        <draw:path draw:style-name="gr3" draw:layer="layout" svg:width="0.524cm" svg:height="1.017cm" svg:x="2.255cm" svg:y="2.564cm" svg:viewBox="0 0 525 1018" svg:d="m260 365c-10 117-45 245-122 333-48 29-87-41-130 8-1 51 43 75 84 99-48 55-124 92-78 180 47-11 87-51 110-90-8 50-75 137 28 121 53-22 44-77 59-126 22 65 11 151 83 67 16-42 3-77-11-117 6-45 33-86 52-128 78-78 120-176 162-277-41-97 52-195 21-290-6-41-11-76-26-112-89-52-175-44-241 34-82 104 12 196 9 298z">
          <text:p/>
        </draw:path>
        <draw:path draw:style-name="gr6" draw:layer="layout" svg:width="0.568cm" svg:height="0.669cm" svg:x="2.285cm" svg:y="2.097cm" svg:viewBox="0 0 569 670" svg:d="m0 153c5 89 27 171 56 255 24 86 30 174 31 262 149-16 334-96 482-142-16-73-27-167-41-241-18-99-162-287-270-287z">
          <text:p/>
        </draw:path>
        <draw:g>
          <draw:path draw:style-name="gr9" draw:text-style-name="P1" draw:layer="layout" svg:width="0.267cm" svg:height="0.532cm" svg:x="1.841cm" svg:y="2.181cm" svg:viewBox="0 0 268 533" svg:d="m106 0c-134 35-86 191-106 291 6-12 13-36 16-49 4-20 14-66 19-87 0-10-3-28-4-38 44-28 127-24 112 47 0 20 2 58 2 76 11 23 32 72 43 94-22-5-68-15-91-22 58 30 100 78 128 135-13 4-37 14-51 18 19 23 35 44 55 68 8-16 29-47 39-61 4-115-80-207-91-319-4-60-35-110-71-153z">
            <text:p/>
          </draw:path>
          <draw:path draw:style-name="gr10" draw:text-style-name="P1" draw:layer="layout" svg:width="0.112cm" svg:height="0.071cm" svg:x="1.873cm" svg:y="2.282cm" svg:viewBox="0 0 113 72" svg:d="m111 62c14-70-68-75-111-45 1 8 2 26 4 37 33 20 71 24 107 8z">
            <text:p/>
          </draw:path>
          <draw:path draw:style-name="gr11" draw:text-style-name="P1" draw:layer="layout" svg:width="0.128cm" svg:height="0.113cm" svg:x="1.858cm" svg:y="2.335cm" svg:viewBox="0 0 129 114" svg:d="m125 11c-36 14-71 11-107-11-4 24-14 68-18 89l53 24 7 1c18-7 51-21 69-26 0-20-4-59-4-77z">
            <text:p/>
          </draw:path>
          <draw:path draw:style-name="gr12" draw:text-style-name="P1" draw:layer="layout" svg:width="0.264cm" svg:height="0.386cm" svg:x="1.8cm" svg:y="2.421cm" svg:viewBox="0 0 265 387" svg:d="m187 0c-17 7-53 20-70 27l-3 1c-1 0-3-1-4-1l-53-25c-3 12-12 37-15 48l-15 49c-10 48-21 96-27 145 7 4 27 14 34 19 19 40 32 82 44 124 35-18 72-20 110-6-1-52-1-106-1-158l29 1c13-4 36-13 49-18-28-58-70-104-127-134 23 6 68 16 91 21-10-23-32-69-42-93z">
            <text:p/>
          </draw:path>
          <draw:path draw:style-name="gr13" draw:text-style-name="P1" draw:layer="layout" svg:width="0.006cm" svg:height="0cm" svg:x="1.911cm" svg:y="2.448cm" svg:viewBox="0 0 7 1" svg:d="m7 0h-7c1 0 2 1 4 1z">
            <text:p/>
          </draw:path>
          <draw:path draw:style-name="gr14" draw:text-style-name="P1" draw:layer="layout" svg:width="0.051cm" svg:height="0.067cm" svg:x="1.853cm" svg:y="2.598cm" svg:viewBox="0 0 52 68" svg:d="m36 0c-40 8-47 32-19 68 39-8 46-29 19-68z">
            <text:p/>
          </draw:path>
          <draw:path draw:style-name="gr15" draw:text-style-name="P1" draw:layer="layout" svg:width="0.194cm" svg:height="0.222cm" svg:x="1.987cm" svg:y="2.644cm" svg:viewBox="0 0 195 223" svg:d="m29 1-29-1c0 53 0 106 1 158l1 16 5 49c71-10 128-51 188-83-25-44-57-83-74-132-10 16-28 46-37 60-18-21-37-44-55-67z">
            <text:p/>
          </draw:path>
          <draw:path draw:style-name="gr16" draw:text-style-name="P1" draw:layer="layout" svg:width="0.117cm" svg:height="0.187cm" svg:x="1.761cm" svg:y="2.665cm" svg:viewBox="0 0 118 188" svg:d="m39 0c-13-6-55 179-33 186 33 3 63 3 94 0 6-10 13-31 18-43-12-42-28-83-45-123-8-5-26-14-34-20z">
            <text:p/>
          </draw:path>
          <draw:path draw:style-name="gr17" draw:text-style-name="P1" draw:layer="layout" svg:width="0.126cm" svg:height="0.056cm" svg:x="1.861cm" svg:y="2.793cm" svg:viewBox="0 0 127 57" svg:d="m127 8c-39-13-75-10-110 6-5 12-13 33-17 43 43 0 88-12 127-3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4.516cm" fo:page-height="4.5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01T22:38:42</dc:date>
    <dc:creator>yves </dc:creator>
    <meta:document-statistic meta:object-count="30"/>
    <meta:generator>LibreOffice/4.0.2.2$Linux_X86_64 LibreOffice_project/400m0$Build-2</meta:generator>
  </office:meta>
</office:document-meta>
</file>